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28pt" style:font-size-asian="28pt" style:font-size-complex="28pt"/>
    </style:style>
    <style:style style:name="P3" style:parent-style-name="Normal" style:family="paragraph">
      <style:paragraph-properties fo:text-align="center"/>
      <style:text-properties fo:font-size="28pt" style:font-size-asian="28pt" style:font-size-complex="28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T6" style:parent-style-name="Policepardéfaut" style:family="text">
      <style:text-properties fo:font-size="14pt" style:font-size-asian="14pt" style:font-size-complex="14pt"/>
    </style:style>
    <style:style style:name="P7" style:parent-style-name="Normal" style:family="paragraph">
      <style:paragraph-properties fo:text-align="center"/>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fo:font-size="14pt" style:font-size-asian="14pt" style:font-size-complex="14pt"/>
    </style:style>
    <style:style style:name="T14" style:parent-style-name="Policepardéfaut" style:family="text">
      <style:text-properties fo:font-size="14pt" style:font-size-asian="14pt" style:font-size-complex="14pt"/>
    </style:style>
    <style:style style:name="T15" style:parent-style-name="Policepardéfaut" style:family="text">
      <style:text-properties fo:font-size="14pt" style:font-size-asian="14pt" style:font-size-complex="14pt"/>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font-size="14pt" style:font-size-asian="14pt" style:font-size-complex="14pt"/>
    </style:style>
    <style:style style:name="T19" style:parent-style-name="Policepardéfaut" style:family="text">
      <style:text-properties fo:font-size="14pt" style:font-size-asian="14pt" style:font-size-complex="14pt"/>
    </style:style>
    <style:style style:name="T20" style:parent-style-name="Policepardéfaut" style:family="text">
      <style:text-properties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T24" style:parent-style-name="Policepardéfaut" style:family="text">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style>
    <style:style style:name="T27" style:parent-style-name="Policepardéfaut" style:family="text">
      <style:text-properties fo:font-size="14pt" style:font-size-asian="14pt" style:font-size-complex="14pt"/>
    </style:style>
    <style:style style:name="P28" style:parent-style-name="Normal" style:family="paragraph">
      <style:paragraph-properties fo:text-align="center"/>
    </style:style>
    <style:style style:name="T29" style:parent-style-name="Policepardéfaut" style:family="text">
      <style:text-properties fo:font-size="14pt" style:font-size-asian="14pt" style:font-size-complex="14pt"/>
    </style:style>
    <style:style style:name="T30" style:parent-style-name="Policepardéfaut" style:family="text">
      <style:text-properties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T35" style:parent-style-name="Policepardéfaut" style:family="text">
      <style:text-properties fo:font-size="14pt" style:font-size-asian="14pt" style:font-size-complex="14pt"/>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T38" style:parent-style-name="Policepardéfaut" style:family="text">
      <style:text-properties fo:font-size="14pt" style:font-size-asian="14pt" style:font-size-complex="14pt"/>
    </style:style>
    <style:style style:name="P39" style:parent-style-name="Normal" style:family="paragraph">
      <style:paragraph-properties fo:text-align="center"/>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TableColumn43" style:family="table-column">
      <style:table-column-properties style:column-width="2.0972in"/>
    </style:style>
    <style:style style:name="TableColumn44" style:family="table-column">
      <style:table-column-properties style:column-width="2.0979in"/>
    </style:style>
    <style:style style:name="TableColumn45" style:family="table-column">
      <style:table-column-properties style:column-width="2.0979in"/>
    </style:style>
    <style:style style:name="Table42" style:family="table">
      <style:table-properties style:width="6.293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P95" style:parent-style-name="Normal" style:family="paragraph">
      <style:text-properties fo:font-size="14pt" style:font-size-asian="14pt" style:font-size-complex="14pt"/>
    </style:style>
    <style:style style:name="P96" style:parent-style-name="Normal" style:family="paragraph">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Normal" style:family="paragraph">
      <style:text-properties fo:font-size="14pt" style:font-size-asian="14pt" style:font-size-complex="14pt"/>
    </style:style>
    <style:style style:family="graphic" style:name="a6">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back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DIOURI Nayle JV1B<text:s/></text:p>
      <text:p text:style-name="Normal"/>
      <text:p text:style-name="Normal"><text:tab/><text:tab/></text:p>
      <text:p text:style-name="P2">GDD</text:p>
      <text:p text:style-name="P3"/>
      <text:p text:style-name="P4">le public cible :</text:p>
      <text:p text:style-name="Normal">Fans de die and retry / platformers, jeux indés<text:s/></text:p>
      <text:p text:style-name="Normal">Ciblage périphérique : jeu de casse tête, réflexion. Jeu d’aventure</text:p>
      <text:p text:style-name="Normal">Pegi 7</text:p>
      <text:p text:style-name="Normal"/>
      <text:p text:style-name="P5">Tétrade élémentaire :</text:p>
      <text:p text:style-name="Normal"><text:span text:style-name="T6"><draw:custom-shape svg:x="1.55301in" svg:y="0.3294in" svg:width="3.05556in" svg:height="1.66667in" draw:z-index="251659264" draw:id="id0" draw:style-name="a0" draw:name="Ellipse 1" text:anchor-type="paragraph"><svg:title/><svg:desc/><text:p text:style-name="P7">Esthétique : Pixel art semi détaillé, sans sons, avec animations et décor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text:span text:style-name="T8"><text:line-break/></text:span><text:span text:style-name="T9"><text:line-break/></text:span><text:span text:style-name="T10"><text:line-break/></text:span><text:span text:style-name="T11"><text:line-break/></text:span><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text:line-break/></text:span><text:span text:style-name="T22"><text:line-break/></text:span><text:span text:style-name="T23"><text:line-break/></text:span><text:span text:style-name="T24"><text:line-break/></text:span><text:span text:style-name="T25"><text:line-break/></text:span><text:span text:style-name="T26"><text:line-break/></text:span><text:span text:style-name="T27"><draw:custom-shape svg:x="-0.75255in" svg:y="1.61018in" svg:width="3.05556in" svg:height="2.69444in" draw:z-index="251661312" draw:id="id1" draw:style-name="a1" draw:name="Ellipse 2" text:anchor-type="paragraph"><svg:title/><svg:desc/><text:p text:style-name="P28">Mécanique : Transformations du personnage, magie, mécaniques de déplacements avancées (platforme montante, système d’échelle etc…), combat et recherch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9"><draw:connector draw:type="line" svg:x1="3.11782in" svg:y1="5.05417in" svg:x2="3.11782in" svg:y2="0.56389in" draw:z-index="251674624" draw:id="id2" draw:style-name="a2" draw:name="Connecteur droit 10" text:anchor-type="paragraph"><svg:title/><svg:desc/></draw:connector></text:span><text:span text:style-name="T30"><draw:connector draw:type="line" svg:x1="0.6919in" svg:y1="2.96204in" svg:x2="5.6544in" svg:y2="2.96204in" draw:z-index="251673600" draw:id="id3" draw:style-name="a3" draw:name="Connecteur droit 9" text:anchor-type="paragraph"><svg:title/><svg:desc/></draw:connector></text:span><text:span text:style-name="T31"><draw:connector draw:type="line" svg:x1="3.76597in" svg:y1="1.24907in" svg:x2="4.88611in" svg:y2="2.36018in" draw:z-index="251672576" draw:id="id4" draw:style-name="a4" draw:name="Connecteur droit 8" text:anchor-type="paragraph"><svg:title/><svg:desc/></draw:connector></text:span><text:span text:style-name="T32"><draw:connector draw:type="line" svg:x1="1.15486in" svg:y1="3.49861in" svg:x2="2.275in" svg:y2="4.60972in" draw:z-index="251670528" draw:id="id5" draw:style-name="a5" draw:name="Connecteur droit 7" text:anchor-type="paragraph"><svg:title/><svg:desc/></draw:connector></text:span><text:span text:style-name="T33"><draw:connector draw:type="line" svg:x1="3.78403in" svg:y1="4.66528in" svg:x2="4.95972in" svg:y2="3.3875in" draw:z-index="251668480" draw:id="id6" draw:style-name="a6" draw:name="Connecteur droit 6" text:anchor-type="paragraph"><svg:title/><svg:desc/></draw:connector></text:span><text:span text:style-name="T34"><draw:connector draw:type="line" svg:x1="1.45069in" svg:y1="2.26736in" svg:x2="2.62639in" svg:y2="0.98958in" draw:z-index="251666432" draw:id="id7" draw:style-name="a7" draw:name="Connecteur droit 5" text:anchor-type="paragraph"><svg:title/><svg:desc/></draw:connector></text:span><text:span text:style-name="T35"><draw:custom-shape svg:x="0in" svg:y="4.13796in" svg:width="3.05556in" svg:height="1.66667in" draw:z-index="251665408" draw:id="id8" draw:style-name="a8" draw:name="Ellipse 4" text:anchor-type="paragraph"><svg:title/><svg:desc/><text:p text:style-name="P36">Technologie :<text:s/></text:p><text:p text:style-name="P37">Ordinateur et écra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8"><draw:custom-shape svg:x="3.81273in" svg:y="2.0912in" svg:width="3.05556in" svg:height="1.66667in" draw:z-index="251663360" draw:id="id9" draw:style-name="a9" draw:name="Ellipse 3" text:anchor-type="paragraph"><svg:title/><svg:desc/><text:p text:style-name="P39">Histoire :<text:s/>peu de narration au cours du jeu, une histoire simple qui explique le contexte de l’aventure de notre personnage</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soft-page-break/>
      <text:p text:style-name="P40">Boucles de Gameplay :</text:p>
      <text:p text:style-name="P41"/>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Objectif</text:p>
          </table:table-cell>
          <table:table-cell table:style-name="TableCell49">
            <text:p text:style-name="P50">Challenge</text:p>
          </table:table-cell>
          <table:table-cell table:style-name="TableCell51">
            <text:p text:style-name="P52">récompense</text:p>
          </table:table-cell>
        </table:table-row>
        <table:table-row table:style-name="TableRow53">
          <table:table-cell table:style-name="TableCell54">
            <text:p text:style-name="P55">Récupérer toute les magie élémentaires</text:p>
          </table:table-cell>
          <table:table-cell table:style-name="TableCell56">
            <text:p text:style-name="P57">Passer tout les niveaux<text:s/></text:p>
          </table:table-cell>
          <table:table-cell table:style-name="TableCell58">
            <text:p text:style-name="P59">Plus de pouvoirs et d’amusement</text:p>
          </table:table-cell>
        </table:table-row>
        <table:table-row table:style-name="TableRow60">
          <table:table-cell table:style-name="TableCell61">
            <text:p text:style-name="P62">Battre le boss</text:p>
          </table:table-cell>
          <table:table-cell table:style-name="TableCell63">
            <text:p text:style-name="P64">Difficulté du boss plus<text:s/>élevée<text:s/>que le reste du jeu</text:p>
          </table:table-cell>
          <table:table-cell table:style-name="TableCell65">
            <text:p text:style-name="P66">Fin du jeu</text:p>
          </table:table-cell>
        </table:table-row>
        <table:table-row table:style-name="TableRow67">
          <table:table-cell table:style-name="TableCell68">
            <text:p text:style-name="P69">Récupérer chaque magie<text:s/></text:p>
          </table:table-cell>
          <table:table-cell table:style-name="TableCell70">
            <text:p text:style-name="P71">Découvrir ses pouvoirs en ayant de nouveaux obstacles et découvrir de nouvelles manière de passer les niveaux</text:p>
          </table:table-cell>
          <table:table-cell table:style-name="TableCell72">
            <text:p text:style-name="P73">Plus de pouvoirs et d’amusement</text:p>
          </table:table-cell>
        </table:table-row>
        <table:table-row table:style-name="TableRow74">
          <table:table-cell table:style-name="TableCell75">
            <text:p text:style-name="P76">Tuer les ennemis</text:p>
          </table:table-cell>
          <table:table-cell table:style-name="TableCell77">
            <text:p text:style-name="P78">Débloquer le mage de feu, et réussir à leur tirer dessus sans prendre de dégâts<text:s/></text:p>
          </table:table-cell>
          <table:table-cell table:style-name="TableCell79">
            <text:p text:style-name="P80">Avancer sans danger<text:s/></text:p>
          </table:table-cell>
        </table:table-row>
        <table:table-row table:style-name="TableRow81">
          <table:table-cell table:style-name="TableCell82">
            <text:p text:style-name="P83">passer de l’autre côté d’un trou</text:p>
          </table:table-cell>
          <table:table-cell table:style-name="TableCell84">
            <text:p text:style-name="P85">Réussir à passer les petites plateformes sans tomber</text:p>
          </table:table-cell>
          <table:table-cell table:style-name="TableCell86">
            <text:p text:style-name="P87">Continuer le jeu<text:s/></text:p>
          </table:table-cell>
        </table:table-row>
        <table:table-row table:style-name="TableRow88">
          <table:table-cell table:style-name="TableCell89">
            <text:p text:style-name="P90">Passer le biome de glace</text:p>
          </table:table-cell>
          <table:table-cell table:style-name="TableCell91">
            <text:p text:style-name="P92">Remarquer les obstacles cachés</text:p>
          </table:table-cell>
          <table:table-cell table:style-name="TableCell93">
            <text:p text:style-name="P94">Continuer le jeu<text:s/></text:p>
          </table:table-cell>
        </table:table-row>
      </table:table>
      <text:p text:style-name="Normal"/>
      <text:p text:style-name="P95"/>
      <text:p text:style-name="P96">Interface :<text:s/></text:p>
      <text:p text:style-name="Normal">Image du mage utilisé actuellement</text:p>
      <text:p text:style-name="Normal">Title screen</text:p>
      <text:p text:style-name="Normal"/>
      <text:p text:style-name="Normal"/>
      <text:p text:style-name="Normal"/>
      <text:p text:style-name="P97">le storytelling :</text:p>
      <text:p text:style-name="Normal">Éléments Adventure est un jeu platformer ou le joueur incarne Ilméo, un mage élémentaire,</text:p>
      <text:p text:style-name="Normal">qui tout au long du jeu devra récupérer plusieurs magies, Feu, Eau et Nature. Il sera capable</text:p>
      <text:p text:style-name="Normal">de lancer des sorts de chacun des éléments pour interagir avec les ennemis et</text:p>
      <text:p text:style-name="Normal">l’environnement (ajouts de déplacements dépendamment de l’élément, possibilité de casser</text:p>
      <text:p text:style-name="Normal">des blocs etc…) son But est de retrouver Tafkin, son ancien camarade devenu ennemi principale,<text:s/></text:p>
      <text:p text:style-name="Normal">pour le vaincre et sauver le monde de sa mauvaise utilisation de la magie<text:s/></text:p>
      <text:p text:style-name="Normal"/>
      <text:p text:style-name="P98">Level Design :</text:p>
      <text:p text:style-name="Normal">Le level Design de mon jeu est basé sur les mécaniques que l’ont débloque au fur et à mesure du jeu et leur combinaison, au début on ne possède rien de spécial a part aller de gauche a droite ou de<text:s/><text:soft-page-break/>droite à gauche et un saut, plus on débloque les éléments plus le jeu se complique, faire un dash pour enchainer sur la remontée de la cascade puis se mettre petit pour passer dans un trou par exemple. Il y a aussi du backtracking, lorsque l’on débloque un mage qui permet d’aller en hauteur ou doit retourner sur nos pas pour découvrir une zone qui était sous nos yeux mais pourtant inaccessible.</text:p>
      <text:p text:style-name="Normal"/>
      <text:p text:style-name="P99">Objectifs :<text:s/></text:p>
      <text:p text:style-name="Normal">Traverser tout le jeu et arriver au boss pour le vaincre et terminer le jeu<text:s/></text:p>
      <text:p text:style-name="Normal"/>
      <text:p text:style-name="P100">Risques &amp; récompenses :<text:s/></text:p>
      <text:p text:style-name="Normal">Réussir à traverser tout les obstacles sans se frustrer pour débloquer de nouvelles mécaniques plus fu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yle diouri</meta:initial-creator>
    <dc:creator>nayle diouri</dc:creator>
    <meta:creation-date>2023-06-04T13:55:00Z</meta:creation-date>
    <dc:date>2023-06-04T15:21:00Z</dc:date>
    <meta:template xlink:href="Normal" xlink:type="simple"/>
    <meta:editing-cycles>1</meta:editing-cycles>
    <meta:editing-duration>PT5160S</meta:editing-duration>
    <meta:document-statistic meta:page-count="3" meta:paragraph-count="4" meta:word-count="363" meta:character-count="2356" meta:row-count="16" meta:non-whitespace-character-count="1997"/>
  </office:meta>
</office:document-meta>
</file>